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able_20_Contents">elementosCarta = iniciaNuevoPedido(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able_20_Contents">Operación encargada de devolver las secciones de la carta con sus correspondientes elementos.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.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Nuevo Pedido.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41499425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list xml:id="list41571970" text:continue-numbering="true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list xml:id="list41497391" text:style-name="L2">
              <text:list-header>
                <text:p text:style-name="P3"/>
              </text:list-header>
            </text:list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list xml:id="list41513280" text:style-name="L3">
              <text:list-item>
                <text:p text:style-name="P4">Una lista de elementos tipo par nombre de sección de carta, lista de elementos de la sección.</text:p>
              </text:list-item>
            </text:list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Table_20_Contents">exito = nuevoPedido(codMesa, elementosPedido)</text:p>
          </table:table-cell>
        </table:table-row>
        <table:table-row>
          <table:table-cell table:style-name="Tabla1.A2" office:value-type="string">
            <text:p text:style-name="P1">Responsabilidad:</text:p>
          </table:table-cell>
          <table:table-cell table:style-name="Tabla1.B2" office:value-type="string">
            <text:p text:style-name="Table_20_Contents">Operación encargada de incluir un nuevo pedido en el sistema.</text:p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Table_20_Contents">Sistema.</text:p>
          </table:table-cell>
        </table:table-row>
        <table:table-row>
          <table:table-cell table:style-name="Tabla1.A2" office:value-type="string">
            <text:p text:style-name="P1">Referencias:</text:p>
          </table:table-cell>
          <table:table-cell table:style-name="Tabla1.B2" office:value-type="string">
            <text:p text:style-name="Table_20_Contents">Nuevo Pedido.</text:p>
          </table:table-cell>
        </table:table-row>
        <table:table-row>
          <table:table-cell table:style-name="Tabla1.A2" office:value-type="string">
            <text:p text:style-name="P1">Not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xcepción:</text:p>
          </table:table-cell>
          <table:table-cell table:style-name="Tabla1.B2" office:value-type="string">
            <text:list xml:id="list41544679" text:continue-list="list41571970" text:style-name="L1">
              <text:list-item>
                <text:p text:style-name="P2">Ninguna.</text:p>
              </text:list-item>
            </text:list>
          </table:table-cell>
        </table:table-row>
        <table:table-row>
          <table:table-cell table:style-name="Tabla1.A2" office:value-type="string">
            <text:p text:style-name="P1">Precondición:</text:p>
          </table:table-cell>
          <table:table-cell table:style-name="Tabla1.B2" office:value-type="string">
            <text:list xml:id="list41559619" text:continue-numbering="true" text:style-name="L1">
              <text:list-item>
                <text:p text:style-name="P2">El parámetro codMesa es correcto.</text:p>
              </text:list-item>
              <text:list-item>
                <text:p text:style-name="P2">Los miembros del parámetro elementosPedido son correctos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ón:</text:p>
          </table:table-cell>
          <table:table-cell table:style-name="Tabla1.B2" office:value-type="string">
            <text:list xml:id="list41509709" text:style-name="L4">
              <text:list-item>
                <text:p text:style-name="P5">Se creó un nuevo pedido con estado “modificable”.</text:p>
              </text:list-item>
              <text:list-item>
                <text:p text:style-name="P5">Se crearon nuevas líneas de pedido.</text:p>
              </text:list-item>
              <text:list-item>
                <text:p text:style-name="P5">Se crearon nuevos elementos de cola de cocina y/o elementos de cola de bar.</text:p>
              </text:list-item>
              <text:list-item>
                <text:p text:style-name="P5">Se crearon enlaces entre el pedido y las líneas del pedido.</text:p>
              </text:list-item>
              <text:list-item>
                <text:p text:style-name="P5">Se crearon enlaces entre las líneas de pedido y los elementos de la carta.</text:p>
              </text:list-item>
              <text:list-item>
                <text:p text:style-name="P5">Se crearon enlaces entre los elementos de cola de cocina y/o elementos de cola de bar con las colas de cocina y de bar, respectivamente.</text:p>
              </text:list-item>
            </text:list>
          </table:table-cell>
        </table:table-row>
        <table:table-row>
          <table:table-cell table:style-name="Tabla1.A9" office:value-type="string">
            <text:p text:style-name="P1">Salida:</text:p>
          </table:table-cell>
          <table:table-cell table:style-name="Tabla1.B9" office:value-type="string">
            <text:list xml:id="list41511836" text:style-name="L5">
              <text:list-item>
                <text:p text:style-name="P6">True si el pedido fue realizado con éxito, false en caso contrari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3T12:48:08.29</meta:creation-date>
    <meta:generator>OpenOffice.org/3.2$Win32 OpenOffice.org_project/320m12$Build-9483</meta:generator>
    <meta:editing-duration>PT01H05M12S</meta:editing-duration>
    <meta:editing-cycles>8</meta:editing-cycles>
    <dc:date>2010-04-23T21:44:13.14</dc:date>
    <meta:document-statistic meta:table-count="2" meta:image-count="0" meta:object-count="0" meta:page-count="1" meta:paragraph-count="37" meta:word-count="186" meta:character-count="1152"/>
  </office:meta>
</office:document-meta>
</file>